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16.91cm" svg:y="5.145cm">
          <text:p/>
          <draw:enhanced-geometry draw:mirror-horizontal="false" draw:mirror-vertical="false"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54cm" svg:height="2.54cm" svg:x="8.62cm" svg:y="4.81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2.43cm" svg:y="4.81cm">
          <text:p text:style-name="P1">Analyz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12.43cm" svg:y="8.62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2.54cm" svg:x="16.275cm" svg:y="4.81cm">
          <text:p text:style-name="P1">Visualize</text:p>
          <draw:enhanced-geometry svg:viewBox="0 0 21600 21600" draw:type="rectangle" draw:enhanced-path="M 0 0 L 21600 0 21600 21600 0 21600 0 0 Z N"/>
        </draw:custom-shape>
        <draw:frame draw:style-name="gr4" draw:layer="layout" svg:width="3.81cm" svg:height="0.984cm" svg:x="1cm" svg:y="8.271cm">
          <draw:text-box>
            <text:p>http:www...</text:p>
          </draw:text-box>
        </draw:frame>
        <draw:line draw:style-name="gr5" draw:text-style-name="P1" draw:layer="layout" svg:x1="2.905cm" svg:y1="6.08cm" svg:x2="4.811cm" svg:y2="6.081cm">
          <text:p/>
        </draw:line>
        <draw:line draw:style-name="gr5" draw:text-style-name="P1" draw:layer="layout" svg:x1="2.905cm" svg:y1="4.175cm" svg:x2="4.81cm" svg:y2="5.445cm">
          <text:p/>
        </draw:line>
        <draw:custom-shape draw:style-name="gr6" draw:text-style-name="P1" draw:layer="layout" svg:width="1.905cm" svg:height="1.905cm" svg:x="1.953cm" svg:y="2.905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1.27cm" svg:height="1.905cm" svg:x="2.27cm" svg:y="5.44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3.54cm" svg:y1="7.985cm" svg:x2="4.81cm" svg:y2="6.715cm">
          <text:p/>
        </draw:line>
        <draw:line draw:style-name="gr5" draw:text-style-name="P1" draw:layer="layout" svg:x1="7.35cm" svg:y1="6.08cm" svg:x2="8.621cm" svg:y2="6.08cm">
          <text:p/>
        </draw:line>
        <draw:line draw:style-name="gr5" draw:text-style-name="P1" draw:layer="layout" svg:x1="11.159cm" svg:y1="6.08cm" svg:x2="12.43cm" svg:y2="6.08cm">
          <text:p/>
        </draw:line>
        <draw:line draw:style-name="gr5" draw:text-style-name="P1" draw:layer="layout" svg:x1="14.97cm" svg:y1="6.08cm" svg:x2="16.241cm" svg:y2="6.08cm">
          <text:p/>
        </draw:line>
        <draw:line draw:style-name="gr5" draw:text-style-name="P1" draw:layer="layout" svg:x1="13.365cm" svg:y1="7.35cm" svg:x2="13.365cm" svg:y2="8.62cm">
          <text:p/>
        </draw:line>
        <draw:line draw:style-name="gr5" draw:text-style-name="P1" draw:layer="layout" svg:x1="14cm" svg:y1="8.62cm" svg:x2="14cm" svg:y2="7.35cm">
          <text:p/>
        </draw:line>
        <draw:custom-shape draw:style-name="gr2" draw:text-style-name="P1" draw:layer="layout" svg:width="2.54cm" svg:height="2.54cm" svg:x="5.11cm" svg:y="4.81cm">
          <text:p text:style-name="P1">Inge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4-24T16:22:22</meta:creation-date>
    <dc:date>2014-04-25T06:57:47</dc:date>
    <meta:editing-duration>PT14H23M47S</meta:editing-duration>
    <meta:editing-cycles>2</meta:editing-cycles>
    <meta:generator>NeoOffice/3.4.1$Unix OpenOffice.org_project/Patch 1</meta:generator>
    <meta:document-statistic meta:object-count="17"/>
  </office:meta>
</office:document-meta>
</file>